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0000000747FE8FA3C52E6AAC1.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7222in" fo:margin-top="0in" fo:margin-bottom="0in" table:align="center" style:writing-mode="lr-tb"/>
    </style:style>
    <style:style style:name="Table1.A" style:family="table-column">
      <style:table-column-properties style:column-width="0.2944in"/>
    </style:style>
    <style:style style:name="Table1.B" style:family="table-column">
      <style:table-column-properties style:column-width="1.0597in"/>
    </style:style>
    <style:style style:name="Table1.C" style:family="table-column">
      <style:table-column-properties style:column-width="2.091in"/>
    </style:style>
    <style:style style:name="Table1.D" style:family="table-column">
      <style:table-column-properties style:column-width="2.0917in"/>
    </style:style>
    <style:style style:name="Table1.F" style:family="table-column">
      <style:table-column-properties style:column-width="2.0938in"/>
    </style:style>
    <style:style style:name="Table1.1" style:family="table-row">
      <style:table-row-properties style:min-row-height="0.0667in" fo:keep-together="always"/>
    </style:style>
    <style:style style:name="Table1.A1" style:family="table-cell">
      <style:table-cell-properties fo:background-color="#943634" fo:padding-left="0.07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B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Table1.F2" style:family="table-cell">
      <style:table-cell-properties fo:padding-left="0.075in" fo:padding-right="0.075in" fo:padding-top="0in" fo:padding-bottom="0in" fo:border="0.5pt solid #000000"/>
    </style:style>
    <style:style style:name="Table1.3" style:family="table-row">
      <style:table-row-properties style:min-row-height="1.9507in" fo:keep-together="auto"/>
    </style:style>
    <style:style style:name="Table1.B3"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3" style:family="table-cell">
      <style:table-cell-properties fo:padding-left="0.075in" fo:padding-right="0.075in" fo:padding-top="0in" fo:padding-bottom="0in" fo:border="0.5pt solid #000000"/>
    </style:style>
    <style:style style:name="Table1.D3" style:family="table-cell">
      <style:table-cell-properties fo:padding-left="0.075in" fo:padding-right="0.075in" fo:padding-top="0in" fo:padding-bottom="0in" fo:border="0.5pt solid #000000"/>
    </style:style>
    <style:style style:name="Table1.E3" style:family="table-cell">
      <style:table-cell-properties fo:padding-left="0.075in" fo:padding-right="0.075in" fo:padding-top="0in" fo:padding-bottom="0in" fo:border="0.5pt solid #000000"/>
    </style:style>
    <style:style style:name="Table1.F3" style:family="table-cell">
      <style:table-cell-properties fo:padding-left="0.075in" fo:padding-right="0.075in" fo:padding-top="0in" fo:padding-bottom="0in" fo:border="0.5pt solid #000000"/>
    </style:style>
    <style:style style:name="Table1.4" style:family="table-row">
      <style:table-row-properties fo:keep-together="auto"/>
    </style:style>
    <style:style style:name="Table1.A4"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B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4" style:family="table-cell">
      <style:table-cell-properties fo:padding-left="0.075in" fo:padding-right="0.075in" fo:padding-top="0in" fo:padding-bottom="0in" fo:border="0.5pt solid #000000"/>
    </style:style>
    <style:style style:name="Table1.D4" style:family="table-cell">
      <style:table-cell-properties fo:padding-left="0.075in" fo:padding-right="0.075in" fo:padding-top="0in" fo:padding-bottom="0in" fo:border="0.5pt solid #000000"/>
    </style:style>
    <style:style style:name="Table1.E4" style:family="table-cell">
      <style:table-cell-properties fo:padding-left="0.075in" fo:padding-right="0.075in" fo:padding-top="0in" fo:padding-bottom="0in" fo:border="0.5pt solid #000000"/>
    </style:style>
    <style:style style:name="Table1.F4" style:family="table-cell">
      <style:table-cell-properties fo:padding-left="0.075in" fo:padding-right="0.075in" fo:padding-top="0in" fo:padding-bottom="0in" fo:border="0.5pt solid #000000"/>
    </style:style>
    <style:style style:name="Table1.5" style:family="table-row">
      <style:table-row-properties fo:keep-together="auto"/>
    </style:style>
    <style:style style:name="Table1.A5"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B5"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5" style:family="table-cell">
      <style:table-cell-properties fo:padding-left="0.075in" fo:padding-right="0.075in" fo:padding-top="0in" fo:padding-bottom="0in" fo:border="0.5pt solid #000000"/>
    </style:style>
    <style:style style:name="Table1.D5" style:family="table-cell">
      <style:table-cell-properties fo:padding-left="0.075in" fo:padding-right="0.075in" fo:padding-top="0in" fo:padding-bottom="0in" fo:border="0.5pt solid #000000"/>
    </style:style>
    <style:style style:name="Table1.E5" style:family="table-cell">
      <style:table-cell-properties fo:padding-left="0.075in" fo:padding-right="0.075in" fo:padding-top="0in" fo:padding-bottom="0in" fo:border="0.5pt solid #000000"/>
    </style:style>
    <style:style style:name="Table1.F5" style:family="table-cell">
      <style:table-cell-properties fo:padding-left="0.075in" fo:padding-right="0.075in" fo:padding-top="0in" fo:padding-bottom="0in" fo:border="0.5pt solid #000000"/>
    </style:style>
    <style:style style:name="Table1.6" style:family="table-row">
      <style:table-row-properties fo:keep-together="auto"/>
    </style:style>
    <style:style style:name="Table1.A6"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B6"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6" style:family="table-cell">
      <style:table-cell-properties fo:padding-left="0.075in" fo:padding-right="0.075in" fo:padding-top="0in" fo:padding-bottom="0in" fo:border="0.5pt solid #000000"/>
    </style:style>
    <style:style style:name="Table1.D6" style:family="table-cell">
      <style:table-cell-properties fo:padding-left="0.075in" fo:padding-right="0.075in" fo:padding-top="0in" fo:padding-bottom="0in" fo:border="0.5pt solid #000000"/>
    </style:style>
    <style:style style:name="Table1.E6" style:family="table-cell">
      <style:table-cell-properties fo:padding-left="0.075in" fo:padding-right="0.075in" fo:padding-top="0in" fo:padding-bottom="0in" fo:border="0.5pt solid #000000"/>
    </style:style>
    <style:style style:name="Table1.F6" style:family="table-cell">
      <style:table-cell-properties fo:padding-left="0.075in" fo:padding-right="0.075in" fo:padding-top="0in" fo:padding-bottom="0in" fo:border="0.5pt solid #000000"/>
    </style:style>
    <style:style style:name="Table1.7" style:family="table-row">
      <style:table-row-properties style:min-row-height="0.7875in" fo:keep-together="always"/>
    </style:style>
    <style:style style:name="Table1.B7"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7" style:family="table-cell">
      <style:table-cell-properties fo:padding-left="0.075in" fo:padding-right="0.075in" fo:padding-top="0in" fo:padding-bottom="0in" fo:border="0.5pt solid #000000"/>
    </style:style>
    <style:style style:name="Table1.D7" style:family="table-cell">
      <style:table-cell-properties fo:padding-left="0.075in" fo:padding-right="0.075in" fo:padding-top="0in" fo:padding-bottom="0in" fo:border="0.5pt solid #000000"/>
    </style:style>
    <style:style style:name="Table1.E7" style:family="table-cell">
      <style:table-cell-properties fo:padding-left="0.075in" fo:padding-right="0.075in" fo:padding-top="0in" fo:padding-bottom="0in" fo:border="0.5pt solid #000000"/>
    </style:style>
    <style:style style:name="Table1.F7" style:family="table-cell">
      <style:table-cell-properties fo:padding-left="0.075in" fo:padding-right="0.075in" fo:padding-top="0in" fo:padding-bottom="0in" fo:border="0.5pt solid #000000"/>
    </style:style>
    <style:style style:name="Table1.B8"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8" style:family="table-cell">
      <style:table-cell-properties fo:padding-left="0.075in" fo:padding-right="0.075in" fo:padding-top="0in" fo:padding-bottom="0in" fo:border="0.5pt solid #000000"/>
    </style:style>
    <style:style style:name="Table1.D8" style:family="table-cell">
      <style:table-cell-properties fo:padding-left="0.075in" fo:padding-right="0.075in" fo:padding-top="0in" fo:padding-bottom="0in" fo:border="0.5pt solid #000000"/>
    </style:style>
    <style:style style:name="Table1.E8" style:family="table-cell">
      <style:table-cell-properties fo:padding-left="0.075in" fo:padding-right="0.075in" fo:padding-top="0in" fo:padding-bottom="0in" fo:border="0.5pt solid #000000"/>
    </style:style>
    <style:style style:name="Table1.F8" style:family="table-cell">
      <style:table-cell-properties fo:padding-left="0.075in" fo:padding-right="0.075in" fo:padding-top="0in" fo:padding-bottom="0in" fo:border="0.5pt solid #000000"/>
    </style:style>
    <style:style style:name="Table1.9" style:family="table-row">
      <style:table-row-properties style:min-row-height="0.0535in" fo:keep-together="always"/>
    </style:style>
    <style:style style:name="Table1.B9"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9" style:family="table-cell">
      <style:table-cell-properties fo:padding-left="0.075in" fo:padding-right="0.075in" fo:padding-top="0in" fo:padding-bottom="0in" fo:border="0.5pt solid #000000"/>
    </style:style>
    <style:style style:name="Table1.D9" style:family="table-cell">
      <style:table-cell-properties fo:padding-left="0.075in" fo:padding-right="0.075in" fo:padding-top="0in" fo:padding-bottom="0in" fo:border="0.5pt solid #000000"/>
    </style:style>
    <style:style style:name="Table1.E9" style:family="table-cell">
      <style:table-cell-properties fo:padding-left="0.075in" fo:padding-right="0.075in" fo:padding-top="0in" fo:padding-bottom="0in" fo:border="0.5pt solid #000000"/>
    </style:style>
    <style:style style:name="Table1.F9" style:family="table-cell">
      <style:table-cell-properties fo:padding-left="0.075in" fo:padding-right="0.075in" fo:padding-top="0in" fo:padding-bottom="0in" fo:border="0.5pt solid #000000"/>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list-style-name="WWNum1">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style:text-properties fo:color="#ffffff" fo:font-size="10.5pt" style:font-size-asian="10.5pt" style:font-size-complex="10.5pt"/>
    </style:style>
    <style:style style:name="P6" style:family="paragraph" style:parent-style-name="Standard">
      <style:paragraph-properties fo:margin-top="0in" fo:margin-bottom="0in" loext:contextual-spacing="false" fo:line-height="100%"/>
      <style:text-properties fo:font-size="10.5pt" style:font-size-asian="10.5pt" style:font-size-complex="10.5pt"/>
    </style:style>
    <style:style style:name="P7" style:family="paragraph" style:parent-style-name="Standard" style:master-page-name="Standard">
      <style:paragraph-properties fo:margin-top="0in" fo:margin-bottom="0in" loext:contextual-spacing="false" fo:line-height="100%" style:page-number="auto"/>
    </style:style>
    <style:style style:name="P8" style:family="paragraph" style:parent-style-name="Standard">
      <style:paragraph-properties fo:margin-left="0.0783in" fo:margin-right="0.0783in" fo:margin-top="0in" fo:margin-bottom="0in" loext:contextual-spacing="false" fo:line-height="100%" fo:text-align="center" style:justify-single-word="false" fo:text-indent="0in" style:auto-text-indent="false"/>
      <style:text-properties style:text-rotation-angle="90" style:text-rotation-scale="line-height"/>
    </style:style>
    <style:style style:name="P9" style:family="paragraph" style:parent-style-name="Standard">
      <style:paragraph-properties fo:margin-left="0.0783in" fo:margin-right="0.0783in" fo:margin-top="0in" fo:margin-bottom="0in" loext:contextual-spacing="false" fo:line-height="100%" fo:text-indent="0in" style:auto-text-indent="false"/>
      <style:text-properties fo:font-size="10.5pt" style:font-size-asian="10.5pt" style:font-size-complex="10.5pt" style:text-rotation-angle="90" style:text-rotation-scale="line-height"/>
    </style:style>
    <style:style style:name="P10" style:family="paragraph" style:parent-style-name="Standard">
      <style:paragraph-properties fo:margin-left="0.0783in" fo:margin-right="0.0783in" fo:margin-top="0in" fo:margin-bottom="0in" loext:contextual-spacing="false" fo:line-height="100%" fo:text-align="center" style:justify-single-word="false" fo:text-indent="0in" style:auto-text-indent="false"/>
      <style:text-properties fo:font-size="10.5pt" style:font-size-asian="10.5pt" style:font-size-complex="10.5pt" style:text-rotation-angle="90" style:text-rotation-scale="line-height"/>
    </style:style>
    <style:style style:name="P11" style:family="paragraph" style:parent-style-name="Standard">
      <style:paragraph-properties fo:margin-left="0.25in" fo:margin-right="0in" fo:margin-top="0in" fo:margin-bottom="0in" loext:contextual-spacing="false" fo:line-height="100%" fo:text-indent="0in" style:auto-text-indent="false"/>
      <style:text-properties fo:font-size="14pt" fo:font-weight="bold" style:font-size-asian="14pt" style:font-weight-asian="bold" style:font-size-complex="14pt"/>
    </style:style>
    <style:style style:name="P12" style:family="paragraph" style:parent-style-name="Standard">
      <style:paragraph-properties fo:margin-top="0.1945in" fo:margin-bottom="0.1945in" loext:contextual-spacing="false" fo:line-height="100%"/>
    </style:style>
    <style:style style:name="P13" style:family="paragraph" style:parent-style-name="Standard" style:list-style-name="WWNum1">
      <style:paragraph-properties fo:margin-top="0.1945in" fo:margin-bottom="0in" loext:contextual-spacing="false" fo:line-height="100%"/>
    </style:style>
    <style:style style:name="P14" style:family="paragraph" style:parent-style-name="Standard" style:list-style-name="WWNum1">
      <style:paragraph-properties fo:margin-top="0in" fo:margin-bottom="0.1945in" loext:contextual-spacing="false" fo:line-height="100%"/>
    </style:style>
    <style:style style:name="P15" style:family="paragraph" style:parent-style-name="Default">
      <style:paragraph-properties fo:margin-top="0in" fo:margin-bottom="0in" loext:contextual-spacing="false" fo:line-height="100%"/>
    </style:style>
    <style:style style:name="P16" style:family="paragraph" style:parent-style-name="Default">
      <style:paragraph-properties fo:margin-top="0in" fo:margin-bottom="0in" loext:contextual-spacing="false" fo:line-height="100%" fo:text-align="center" style:justify-single-word="false"/>
    </style:style>
    <style:style style:name="P17" style:family="paragraph" style:parent-style-name="Header">
      <style:paragraph-properties fo:text-align="end" style:justify-single-word="false"/>
    </style:style>
    <style:style style:name="T1" style:family="text">
      <style:text-properties fo:font-size="13pt" fo:font-weight="bold" style:font-size-asian="13pt" style:font-weight-asian="bold" style:font-size-complex="13pt"/>
    </style:style>
    <style:style style:name="T2" style:family="text">
      <style:text-properties fo:font-weight="bold" style:font-weight-asian="bold"/>
    </style:style>
    <style:style style:name="T3" style:family="text">
      <style:text-properties fo:color="#ffffff" fo:font-size="10.5pt" fo:font-weight="bold" style:font-size-asian="10.5pt" style:font-weight-asian="bold" style:font-size-complex="10.5pt"/>
    </style:style>
    <style:style style:name="T4" style:family="text">
      <style:text-properties fo:font-size="10.5pt" style:font-size-asian="10.5pt" style:font-size-complex="10.5pt"/>
    </style:style>
    <style:style style:name="T5" style:family="text">
      <style:text-properties fo:font-size="10pt" style:font-size-asian="10pt" style:font-size-complex="10pt"/>
    </style:style>
    <style:style style:name="T6" style:family="text">
      <style:text-properties fo:font-size="10pt" fo:language="ca" fo:country="ES" style:font-size-asian="10pt" style:font-size-complex="10pt"/>
    </style:style>
    <style:style style:name="T7" style:family="text">
      <style:text-properties fo:font-size="10pt" fo:language="ca" fo:country="ES" style:font-size-asian="10pt" style:font-size-complex="10pt" fo:background-color="#ffff00"/>
    </style:style>
    <style:style style:name="T8" style:family="text">
      <style:text-properties fo:font-size="14pt" fo:font-weight="bold" style:font-size-asian="14pt" style:font-weight-asian="bold" style:font-size-complex="14pt"/>
    </style:style>
    <style:style style:name="T9" style:family="text">
      <style:text-properties fo:font-size="14pt" fo:background-color="#ffffff" loext:char-shading-value="0" style:font-size-asian="14pt" style:font-name-complex="Arial1" style:font-size-complex="14pt"/>
    </style:style>
    <style:style style:name="T10" style:family="text">
      <style:text-properties fo:color="#000000" style:font-name="Arial" fo:font-size="12pt" style:font-name-asian="Times New Roman1" style:font-size-asian="12pt" style:language-asian="es" style:country-asian="ES" style:font-name-complex="Arial1" style:font-size-complex="12pt"/>
    </style:style>
    <style:style style:name="T11" style:family="text">
      <style:text-properties fo:color="#000000" fo:font-size="14pt" fo:background-color="#ffffff" loext:char-shading-value="0" style:font-size-asian="14pt" style:font-name-complex="Arial1" style:font-size-complex="14pt"/>
    </style:style>
    <style:style style:name="T12" style:family="text">
      <style:text-properties fo:color="#000000" fo:font-size="14pt" fo:background-color="#ffff00" loext:char-shading-value="0" style:font-size-asian="14pt" style:font-name-complex="Arial1" style:font-size-complex="14pt"/>
    </style:style>
    <style:style style:name="T13" style:family="text">
      <style:text-properties fo:color="#000000" fo:font-size="14pt" fo:background-color="#ffff00" loext:char-shading-value="0" style:font-size-asian="14pt" style:font-name-complex="Arial1" style:font-size-complex="14pt"/>
    </style:style>
    <style:style style:name="T14" style:family="text">
      <style:text-properties fo:color="#000000" fo:font-size="14pt" fo:background-color="#ffff00" loext:char-shading-value="0" style:font-size-asian="14pt" style:font-name-complex="Arial1" style:font-size-complex="14pt"/>
    </style:style>
    <style:style style:name="T15" style:family="text">
      <style:text-properties fo:color="#000000" fo:font-size="14pt" fo:background-color="#81d41a" loext:char-shading-value="0" style:font-size-asian="14pt" style:font-name-complex="Arial1" style:font-size-complex="14pt"/>
    </style:style>
    <style:style style:name="T16" style:family="text">
      <style:text-properties fo:color="#00a933" fo:font-size="14pt" fo:background-color="#ffffff" loext:char-shading-value="0" style:font-size-asian="14pt" style:font-name-complex="Arial1"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Gestió de Projectes</text:span></text:p>
      <text:p text:style-name="P2">Avaluació dels lliurables</text:p>
      <text:p text:style-name="P2"><text:span text:style-name="T2">Lliurable 1 Abast del projecte i contextualització</text:span></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table:number-columns-spanned="2" office:value-type="string">
            <text:p text:style-name="P5"/>
          </table:table-cell>
          <table:covered-table-cell/>
          <table:table-cell table:style-name="Table1.A1" office:value-type="string">
            <text:p text:style-name="P3"><text:span text:style-name="T3">Excel·lent (4)</text:span></text:p>
          </table:table-cell>
          <table:table-cell table:style-name="Table1.A1" office:value-type="string">
            <text:p text:style-name="P3"><text:span text:style-name="T3">Nivell esperat (3)</text:span></text:p>
          </table:table-cell>
          <table:table-cell table:style-name="Table1.A1" office:value-type="string">
            <text:p text:style-name="P3"><text:span text:style-name="T3">Insuficient (2)</text:span></text:p>
          </table:table-cell>
          <table:table-cell table:style-name="Table1.A1" office:value-type="string">
            <text:p text:style-name="P3"><text:span text:style-name="T3">Inacceptable (1)</text:span></text:p>
          </table:table-cell>
        </table:table-row>
        <table:table-row table:style-name="Table1.2">
          <table:table-cell table:style-name="Table1.A2" table:number-rows-spanned="4" office:value-type="string">
            <text:p text:style-name="P8"><text:span text:style-name="T4">Contingut</text:span></text:p>
          </table:table-cell>
          <table:table-cell table:style-name="Table1.B2" office:value-type="string">
            <text:p text:style-name="P2"><text:span text:style-name="T5">Context</text:span></text:p>
          </table:table-cell>
          <table:table-cell table:style-name="Table1.C2" office:value-type="string">
            <text:p text:style-name="P15"><text:span text:style-name="T7">Es contextualitza de manera excel·lent el projecte, havent tractat: a) centrar el projecte en el marc de la FIB i/o de l’empresa on aplica; b) la definició dels termes i conceptes propis del tema que és objecte d’estudi; c) la identificació del problema a resoldre; i d) els actors implicats (a qui va dirigit el producte, qui ho usarà i qui es beneficiarà dels seus resultats).</text:span><text:span text:style-name="T6"> </text:span></text:p>
          </table:table-cell>
          <table:table-cell table:style-name="Table1.D2" office:value-type="string">
            <text:p text:style-name="P15"><text:span text:style-name="T6">Es contextualitza suficientment el projecte, havent tractat correctament els següents aspectes: a) centrar el projecte en el marc de la FIB i/o de l’empresa on aplica; b) la definició dels termes i conceptes propis del tema que és objecte d’estudi; c) la identificació del problema a resoldre; i d) els actors implicats (a qui va dirigit el producte, qui ho usarà i qui es beneficiarà dels seus resultats). </text:span></text:p>
          </table:table-cell>
          <table:table-cell table:style-name="Table1.E2" office:value-type="string">
            <text:p text:style-name="P15"><text:span text:style-name="T6">Es contextualitza insuficientment el projecte, ja que alguns dels aspectes següents falta o és clarament millorable: a) centrar el projecte en el marc de la FIB i/o de l’empresa on aplica; b) la definició dels termes i conceptes propis del tema que és objecte d’estudi; c) la identificació del problema a resoldre; i d) els actors implicats (a qui va dirigit el producte, qui ho usarà i qui es beneficiarà dels seus resultats). </text:span></text:p>
          </table:table-cell>
          <table:table-cell table:style-name="Table1.F2" office:value-type="string">
            <text:p text:style-name="P15"><text:span text:style-name="T6">No es contextualitza el projecte o tots els aspectes següents són clarament millorables: a) centrar el projecte en el marc de la FIB i/o de l’empresa on aplica; b) la definició dels termes i conceptes propis del tema que és objecte d’estudi; c) la identificació del problema a resoldre; i d) els actors implicats (a qui va dirigit el producte, qui ho usarà i qui es beneficiarà dels seus resultats). </text:span></text:p>
          </table:table-cell>
        </table:table-row>
        <table:table-row table:style-name="Table1.3">
          <table:covered-table-cell/>
          <table:table-cell table:style-name="Table1.B3" office:value-type="string">
            <text:p text:style-name="P2"><text:span text:style-name="T5">Justificació</text:span></text:p>
          </table:table-cell>
          <table:table-cell table:style-name="Table1.C3" office:value-type="string">
            <text:p text:style-name="P15"><text:span text:style-name="T6">Es justifica de manera excel·lent si és convenient aprofitar i adaptar una solució existent o si s’ha de dissenyar-ne una de nova: es compara i es posa en valor el sistema a desenvolupar (cas projectes solucions informàtiques) amb altres alternatives existents o es compara amb altres estudis similars o previs (cas projecte teòric o de recerca). </text:span></text:p>
          </table:table-cell>
          <table:table-cell table:style-name="Table1.D3" office:value-type="string">
            <text:p text:style-name="P15"><text:span text:style-name="T6">Es justifica de manera raonablement bé si és convenient aprofitar i adaptar una solució existent o si s’ha de dissenyar-ne una de nova, si bé la comparativa de les alternatives existents (cas projectes solucions informàtiques) o dels estudis similars o previs (cas projectes teòric o de recerca) és millorable. </text:span></text:p>
          </table:table-cell>
          <table:table-cell table:style-name="Table1.E3" office:value-type="string">
            <text:p text:style-name="P15"><text:span text:style-name="T7">Es justifica de manera insuficient si és convenient aprofitar i adaptar una solució existent o si s’ha de dissenyar-ne una de nova, però la comparativa de les alternatives existents (cas projectes solucions informàtiques) o dels estudis similars o previs (cas projectes teòric o de recerca) és clarament millorable o no existeix.</text:span><text:span text:style-name="T6"> </text:span></text:p>
          </table:table-cell>
          <table:table-cell table:style-name="Table1.F3" office:value-type="string">
            <text:p text:style-name="P15"><text:span text:style-name="T6">No es justifica o es fa molt malament si és convenient aprofitar i adaptar una solució existent o si s’ha de dissenyar-ne una de nova, en termes de comparar les alternatives existents (cas projectes solucions informàtiques) o els estudis similars o previs (cas projectes teòric o de recerca). </text:span></text:p>
          </table:table-cell>
        </table:table-row>
        <table:table-row table:style-name="Table1.4">
          <table:covered-table-cell/>
          <table:table-cell table:style-name="Table1.B4" office:value-type="string">
            <text:p text:style-name="P2"><text:span text:style-name="T5">Abast</text:span></text:p>
          </table:table-cell>
          <table:table-cell table:style-name="Table1.C4" office:value-type="string">
            <text:p text:style-name="P15"><text:span text:style-name="T7">Es defineix de manera excel·lent l’abast del projecte, havent tractat els següents aspectes: a) Definir el(s) objectiu(s) genèric(s) del projecte; b) Concretar els sub-objectius; c) Identificar altres requeriments funcionals o no funcionals i d) identificar i definir els possibles obstacles i riscos.</text:span><text:span text:style-name="T6"> </text:span></text:p>
          </table:table-cell>
          <table:table-cell table:style-name="Table1.D4" office:value-type="string">
            <text:p text:style-name="P15"><text:span text:style-name="T6">Es defineix l’abast del projecte raonablement bé, havent tractat els següents aspectes tot i que amb algunes mancances: a) Definir el(s) objectiu(s) genèric(s) del projecte; b) Concretar els sub-objectius; c) Identificar altres requeriments funcionals o no funcionals i d) identificar i definir els possibles obstacles i riscos. </text:span></text:p>
          </table:table-cell>
          <table:table-cell table:style-name="Table1.E4" office:value-type="string">
            <text:p text:style-name="P15"><text:span text:style-name="T6">Es defineix insuficientment l’abast del projecte, ja que falta tractar alguns dels aspectes següents o es podem millorar significativament: a) Definir el(s) objectiu(s) genèric(s) del projecte; b) Concretar els sub-objectius; c) Identificar altres requeriments funcionals o no funcionals i d) identificar i definir els possibles </text:span><text:soft-page-break/><text:span text:style-name="T6">obstacles i riscos. u</text:span><text:bookmark text:name="_GoBack"/></text:p>
          </table:table-cell>
          <table:table-cell table:style-name="Table1.F4" office:value-type="string">
            <text:p text:style-name="P15"><text:span text:style-name="T6">No es defineix l’abast del projecte o tots els aspectes següents són clarament millorables: a) Definir el(s) objectiu(s) genèric(s) del projecte; b) Concretar els sub-objectius; c) Identificar altres requeriments funcionals o no funcionals i d) identificar i definir els possibles obstacles i riscos. </text:span></text:p>
          </table:table-cell>
        </table:table-row>
        <table:table-row table:style-name="Table1.5">
          <table:covered-table-cell/>
          <table:table-cell table:style-name="Table1.B5" office:value-type="string">
            <text:p text:style-name="P2"><text:span text:style-name="T5">Metodologia i rigor</text:span></text:p>
          </table:table-cell>
          <table:table-cell table:style-name="Table1.C5" office:value-type="string">
            <text:p text:style-name="P15"><text:span text:style-name="T6">De manera excel·lent s’identifica i descriu la metodologia de treball aplicada en relació amb les estudiades a la carrera (i com s’adapta al projecte en concret) o es descriu perfectament els mètodes de treball. També s’expliquen les eines de seguiment emprades per validar que s’assoleixen els objectius. </text:span></text:p>
          </table:table-cell>
          <table:table-cell table:style-name="Table1.D5" office:value-type="string">
            <text:p text:style-name="P15"><text:span text:style-name="T6">S’identifica i descriu bé la metodologia de treball (i com s’adapta al projecte en concret) o es descriu bé els mètodes de treball. També s’expliquen les eines de seguiment emprades per validar que s’assoleixen els objectius. Algun o tots els aspectes anteriors són millorables. </text:span></text:p>
          </table:table-cell>
          <table:table-cell table:style-name="Table1.E5" office:value-type="string">
            <text:p text:style-name="P15"><text:span text:style-name="T7">S’identifica insuficientment la metodologia de treball (i com s’adapta al projecte en concret) o es descriu bé els mètodes de treball. Les eines de seguiment emprades per validar que s’assoleixen els objectius no es tracten o són clarament millorables.</text:span><text:span text:style-name="T6"> </text:span></text:p>
          </table:table-cell>
          <table:table-cell table:style-name="Table1.F5" office:value-type="string">
            <text:p text:style-name="P15"><text:span text:style-name="T6">No s’identifica ni explica la metodologia de treball, ni les eines de seguiment emprades per validar que s’assoleixen els objectius, o bé es tracten molt malament</text:span></text:p>
          </table:table-cell>
        </table:table-row>
        <table:table-row table:style-name="Table1.6">
          <table:table-cell table:style-name="Table1.A6" office:value-type="string">
            <text:p text:style-name="P6"/>
          </table:table-cell>
          <table:table-cell table:style-name="Table1.B6" office:value-type="string">
            <text:p text:style-name="P2"><text:span text:style-name="T5">Referencies</text:span></text:p>
          </table:table-cell>
          <table:table-cell table:style-name="Table1.C6" office:value-type="string">
            <text:p text:style-name="P16"><text:span text:style-name="T6">En el decurs del text apareixen en el lloc i format oportú les referències que justifiquen el discurs. Al final del document s’inclou un llistat ordenat de les referències. Totes les referències s’inclouen utilitzant un mateix estil. </text:span></text:p>
          </table:table-cell>
          <table:table-cell table:style-name="Table1.D6" office:value-type="string">
            <text:p text:style-name="P15"><text:span text:style-name="T7">En el decurs del text apareixen en el lloc i format oportú les referències que justifiquen el discurs, a excepció d’alguna que falta o es cita erròniament. Al final del document s’inclou un llistat ordenat de les referències i quasi totes en el mateix estil.</text:span><text:span text:style-name="T6"> </text:span></text:p>
          </table:table-cell>
          <table:table-cell table:style-name="Table1.E6" office:value-type="string">
            <text:p text:style-name="P15"><text:span text:style-name="T6">En el decurs del text apareixen poques referències que justifiquen les idees exposades. L’estil utilitzat és arbitrari. Al final del document s’inclou un llistat incomplet o no-uniforme de les referències. </text:span></text:p>
          </table:table-cell>
          <table:table-cell table:style-name="Table1.F6" office:value-type="string">
            <text:p text:style-name="P15"><text:span text:style-name="T6">En el decurs del text apareixen molt poques o cap referència que justifiqui les idees exposades. Les referències bibliogràfiques apareixen al final del document sense un ordre aparent i amb un estil no-uniforme. </text:span></text:p>
          </table:table-cell>
        </table:table-row>
        <table:table-row table:style-name="Table1.7">
          <table:table-cell table:style-name="Table1.A2" table:number-rows-spanned="3" office:value-type="string">
            <text:p text:style-name="P8"><text:span text:style-name="T4">Forma</text:span></text:p>
          </table:table-cell>
          <table:table-cell table:style-name="Table1.B7" office:value-type="string">
            <text:p text:style-name="P2"><text:span text:style-name="T5">Organització</text:span></text:p>
          </table:table-cell>
          <table:table-cell table:style-name="Table1.C7" office:value-type="string">
            <text:p text:style-name="P15"><text:span text:style-name="T7">El document està estructurat de forma excel·lent: amb lògica, amb els apartats ben lligats i resolts els aspectes de format. La pàgina de títol inclou les dades rellevants. Es numeren les pàgines, les taules i les figures. </text:span></text:p>
          </table:table-cell>
          <table:table-cell table:style-name="Table1.D7" office:value-type="string">
            <text:p text:style-name="P15"><text:span text:style-name="T6">El document està estructurat bastant bé. Hi ha marge de millora en alguns d’aquests aspectes: ordenació lògica, lligams entre apartats, aspectes de format, dades de la pàgina de títol; i la numeració de les pàgines, les taules i les figures. </text:span></text:p>
          </table:table-cell>
          <table:table-cell table:style-name="Table1.E7" office:value-type="string">
            <text:p text:style-name="P15"><text:span text:style-name="T6">Hi ha aspectes clarament millorables en alguns d’aquests aspectes: ordenació lògica, lligams entre apartats, aspectes de format, dades de la pàgina de títol; i la numeració de les pàgines, les taules i les figures. </text:span></text:p>
          </table:table-cell>
          <table:table-cell table:style-name="Table1.F7" office:value-type="string">
            <text:p text:style-name="P15"><text:span text:style-name="T6">La informació proporcionada no sembla estar organitzada. Hi ha molts aspectes a millorar. No hi ha cap rigor en l’estructura ni en els aspectes de format. </text:span></text:p>
          </table:table-cell>
        </table:table-row>
        <table:table-row table:style-name="Table1.7">
          <table:covered-table-cell/>
          <table:table-cell table:style-name="Table1.B8" office:value-type="string">
            <text:p text:style-name="P2"><text:span text:style-name="T5">Claredat</text:span></text:p>
          </table:table-cell>
          <table:table-cell table:style-name="Table1.C8" office:value-type="string">
            <text:p text:style-name="P15"><text:span text:style-name="T7">Els continguts són molt clars i estan presentats d’una forma excel·lent. La lectura és molt entenedora. El document és fàcil de seguir i comprendre. </text:span></text:p>
          </table:table-cell>
          <table:table-cell table:style-name="Table1.D8" office:value-type="string">
            <text:p text:style-name="P15"><text:span text:style-name="T6">Els continguts són clars. La lectura és entenedora. El document, en general, és fàcil de seguir i comprendre. </text:span></text:p>
          </table:table-cell>
          <table:table-cell table:style-name="Table1.E8" office:value-type="string">
            <text:p text:style-name="P15"><text:span text:style-name="T6">La redacció és força enrevessada. De vegades es fa necessari rellegir algun paràgraf vàries vegades. </text:span></text:p>
          </table:table-cell>
          <table:table-cell table:style-name="Table1.F8" office:value-type="string">
            <text:p text:style-name="P15"><text:span text:style-name="T6">El text és molt difícil d’entendre. La redacció és molt enrevessada. Hi ha parts que ni rellegint-les no s’entenen. </text:span></text:p>
          </table:table-cell>
        </table:table-row>
        <table:table-row table:style-name="Table1.9">
          <table:covered-table-cell/>
          <table:table-cell table:style-name="Table1.B9" office:value-type="string">
            <text:p text:style-name="P2"><text:span text:style-name="T5">Redacció</text:span></text:p>
          </table:table-cell>
          <table:table-cell table:style-name="Table1.C9" office:value-type="string">
            <text:p text:style-name="P15"><text:span text:style-name="T7">No hi ha errors (o n’hi ha molt pocs) de gramàtica, ortografia o puntuació. </text:span></text:p>
          </table:table-cell>
          <table:table-cell table:style-name="Table1.D9" office:value-type="string">
            <text:p text:style-name="P15"><text:span text:style-name="T6">Hi ha errors de gramàtica, ortografia o puntuació. </text:span></text:p>
          </table:table-cell>
          <table:table-cell table:style-name="Table1.E9" office:value-type="string">
            <text:p text:style-name="P15"><text:span text:style-name="T6">Hi ha masses errors de gramàtica, ortografia o puntuació. </text:span></text:p>
          </table:table-cell>
          <table:table-cell table:style-name="Table1.F9" office:value-type="string">
            <text:p text:style-name="P15"><text:span text:style-name="T6">Hi ha molts errors de gramàtica, ortografia o puntuació. </text:span></text:p>
          </table:table-cell>
        </table:table-row>
      </table:table>
      <text:p text:style-name="P1"/>
      <text:p text:style-name="P11"/>
      <text:p text:style-name="Standard"><text:soft-page-break/><text:span text:style-name="T8">Feedback a posteriori</text:span></text:p>
      <text:p text:style-name="Standard"><text:span text:style-name="T10">Felicitats, retocant-lo quedarà perfecte, segueix les indicacions, si us plau.</text:span></text:p>
      <text:list xml:id="list3603712005" text:style-name="WWNum1">
        <text:list-item>
          <text:p text:style-name="P13"><text:span text:style-name="T10">Els comentaris següents els has d’utilitzar per fer el darrer lliurament o document final</text:span></text:p>
        </text:list-item>
        <text:list-item>
          <text:p text:style-name="P4"><text:span text:style-name="T10">A la rúbrica tens subratllat el nivell d’avaluació que es correspondria segons la meva opinió</text:span></text:p>
        </text:list-item>
        <text:list-item>
          <text:p text:style-name="P14"><text:span text:style-name="T10">En el decurs del text apareixen en el lloc i format oportú les referències que justifiquen el discurs, totalment suficients. Al final del document s’inclou un llistat ordenat de les referències.</text:span></text:p>
        </text:list-item>
      </text:list>
      <text:p text:style-name="Standard"><text:span text:style-name="T15">Et recomano veure aquest link per seguir una norma de referència, per exemple APA, els números no s’utilitzen acadèmicament: </text:span><text:span text:style-name="T11"><text:s/></text:span></text:p>
      <text:p text:style-name="Standard"><text:a xlink:type="simple" xlink:href="http://www.xtec.cat/iesb7/departs/experim/documents/com_referenciar_les_fonts_d'informacio.pdf" text:style-name="ListLabel_20_7" text:visited-style-name="ListLabel_20_7"><text:span text:style-name="Internet_20_link"><text:span text:style-name="T9">http://www.xtec.cat/iesb7/departs/experim/documents/com_referenciar_les_fonts_d'informacio.pdf</text:span></text:span></text:a></text:p>
      <text:p text:style-name="P1"/>
      <text:p text:style-name="Standard"><text:span text:style-name="T8">Context</text:span></text:p>
      <text:p text:style-name="Standard"><text:span text:style-name="T10">En quant el context, els actors implicats (a qui va dirigit el producte, qui ho usarà i qui es beneficiarà dels seus resultats) estan especificats clara i perfectament. Has creat aquest subapartat de Actors implicats. La introducció es brillant, sabem els conceptes i termes que tractaràs, però no el que faràs al projecte, m’he quedat amb les ganes de saber quin problema resoldràs, falta concretar. Actors es un subapartat de Context (ho has fet així), i queda ben lligat al enumerar els apartats i subapartats. Visualment el lector sap on és, i no lo cal tornar a l’índex inicial per situar-se.</text:span></text:p>
      <text:p text:style-name="P1"/>
      <text:p text:style-name="Standard"><text:span text:style-name="T8">Justificació</text:span></text:p>
      <text:p text:style-name="Standard"><text:span text:style-name="T10">No has intentat estudiar en profunditat si el problema ja esta resolt, i no queda prou clar si s’ha de adaptar una solució existent (així com las possibles solucions existents) o si s’ha de dissenyar una de nova. Vas directament a indicar el software i hardware que fareu servir. Has de justificar amb bibliografia perquè esculls CUDA, NVIDIA, etc. Desestimes les targetes RTX per cares però </text:span><text:soft-page-break/><text:span text:style-name="T10">n’has comprat una. I desprès vols comparar la targeta RTX amb la GTX. (Quizás debieras reescribir esta parte porque cuesta entender lo que quieres decir). <text:s/>No li has donat formalitat i referenciat el que dius amb articles científics (bibliografia). Inclous comentaris i afirmes coses que no son teves, per tant, has d’incloure les fonts. Si no indiques la font estàs afirmant que tot el que dius es original teu i això és totalment fals. Ho has de treballar més.</text:span></text:p>
      <text:p text:style-name="Standard"><text:span text:style-name="T8">Abast</text:span></text:p>
      <text:list xml:id="list75259859370133" text:continue-numbering="true" text:style-name="WWNum1">
        <text:list-item>
          <text:p text:style-name="P13"><text:span text:style-name="T10">Els objectius del treball no estan especificats clara i perfectament i han d’anar com subapartat al apartat anomenat Abast. </text:span></text:p>
        </text:list-item>
        <text:list-item>
          <text:p text:style-name="P4"><text:span text:style-name="T10">L'abast està lligat amb els requeriments. És el com i el que s'ha de fer. Els obstacles els has enumerat i descrius clarament el com ho faràs (es convertiran quasi amb els steps del Gantt de la segona entrega). Els subojectius o altres requeriments funcionals, aniran al Gantt com substeps o tasques, et falten. M’agrada que els enumeris, que no que quedi tot en una sola oració.</text:span></text:p>
        </text:list-item>
        <text:list-item>
          <text:p text:style-name="P4"><text:span text:style-name="T10">Ajudaria molt fer un esquema (dibuix) de la solució proposada, per a que no sembli un resum d’intencions. Dona la sensació que està molt verd el projecte i que no has arribat encara al detall.</text:span></text:p>
        </text:list-item>
        <text:list-item>
          <text:p text:style-name="P14"><text:span text:style-name="T10">Has definit possibles obstacles i riscos que hauràs d’avaluar en temps i cost a la propera entrega.</text:span></text:p>
        </text:list-item>
      </text:list>
      <text:p text:style-name="P1"/>
      <text:p text:style-name="Standard"><text:span text:style-name="T8">Metodologia i rigor</text:span></text:p>
      <text:p text:style-name="Standard"><text:span text:style-name="T10">No has definit bé els mètodes de treball (metodogia agile, cascadas,..., has de elegir una), sí les eines de seguiment i el mètode de validació.</text:span></text:p>
      <text:p text:style-name="Standard"><text:span text:style-name="T8">Format</text:span></text:p>
      <text:list xml:id="list75258335989709" text:continue-numbering="true" text:style-name="WWNum1">
        <text:list-item>
          <text:p text:style-name="P13"><text:span text:style-name="T10">La organització del document és del tot correcta, has seguit les rúbriques. T’ajudarà a sintetitzar les teves idees i el que has de dir.</text:span></text:p>
        </text:list-item>
        <text:list-item>
          <text:p text:style-name="P4"><text:span text:style-name="T10">Desplegar tots els acrònims el primer cop que s’utilitzen</text:span></text:p>
        </text:list-item>
        <text:list-item>
          <text:p text:style-name="P4"><text:span text:style-name="T10">Redacció correcta</text:span></text:p>
        </text:list-item>
        <text:list-item>
          <text:p text:style-name="P4"><text:span text:style-name="T10">Has de seguir les rúbriques: crear els apartats i subapartats. Ho has fet.</text:span></text:p>
        </text:list-item>
        <text:list-item>
          <text:p text:style-name="P14"><text:span text:style-name="T10">Passa el corrector ortogràfic abans d’entregar.</text:span></text:p>
        </text:list-item>
      </text:list>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ca"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3335in" loext:contextual-spacing="false" fo:line-height="140%" fo:text-align="justify" style:justify-single-word="false" fo:hyphenation-ladder-count="no-limit" fo:keep-with-next="always"/>
      <style:text-properties style:font-name="Garamond" fo:font-family="Garamond"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ar" style:country-asian="SA" style:font-weight-asian="bold" style:font-name-complex="Arial1" style:font-family-complex="Arial" style:font-family-generic-complex="system" style:font-pitch-complex="variable" style:font-size-complex="16pt" style:font-weight-complex="bold"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Garamond" fo:font-family="Garamond"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ar" style:country-asian="SA" style:font-weight-asian="bold" style:font-name-complex="Arial1" style:font-family-complex="Arial" style:font-family-generic-complex="system" style:font-pitch-complex="variable" style:font-size-complex="16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4pt" fo:background-color="#ffffff" style:font-size-asian="14pt" style:font-name-complex="Arial1" style:font-family-complex="Arial"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4925in" fo:margin-bottom="0.8862in" fo:margin-left="0.9846in" fo:margin-right="0.9846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office:automatic-styles>
  <office:master-styles>
    <style:master-page style:name="Standard" style:page-layout-name="Mpm1">
      <style:header>
        <text:p text:style-name="MP1"><draw:frame draw:style-name="Mfr1" draw:name="Imagen 16" text:anchor-type="as-char" svg:width="1.0736in" svg:height="0.4098in" draw:z-index="4"><draw:image xlink:href="Pictures/1000020100000130000000747FE8FA3C52E6AAC1.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mina</meta:initial-creator>
    <meta:editing-cycles>4</meta:editing-cycles>
    <meta:creation-date>2019-09-29T16:57:00</meta:creation-date>
    <dc:date>2019-10-01T07:52:58.186807484</dc:date>
    <meta:editing-duration>PT8H24M10S</meta:editing-duration>
    <meta:generator>LibreOffice/6.2.6.2$Linux_X86_64 LibreOffice_project/20$Build-2</meta:generator>
    <meta:document-statistic meta:table-count="1" meta:image-count="1" meta:object-count="0" meta:page-count="5" meta:paragraph-count="74" meta:word-count="1825" meta:character-count="11370" meta:non-whitespace-character-count="9596"/>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